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a5a" officeooo:paragraph-rsid="0003ca5a"/>
    </style:style>
    <style:style style:name="P2" style:family="paragraph" style:parent-style-name="Standard">
      <style:text-properties officeooo:rsid="00057355" officeooo:paragraph-rsid="00057355"/>
    </style:style>
    <style:style style:name="P3" style:family="paragraph" style:parent-style-name="Standard">
      <style:text-properties officeooo:paragraph-rsid="0006f0a4"/>
    </style:style>
    <style:style style:name="P4" style:family="paragraph" style:parent-style-name="Text_20_body">
      <style:text-properties officeooo:rsid="0003ca5a" officeooo:paragraph-rsid="0003ca5a"/>
    </style:style>
    <style:style style:name="P5" style:family="paragraph" style:parent-style-name="Text_20_body">
      <style:text-properties officeooo:rsid="000751d1" officeooo:paragraph-rsid="000751d1"/>
    </style:style>
    <style:style style:name="P6" style:family="paragraph" style:parent-style-name="Text_20_body">
      <style:text-properties officeooo:paragraph-rsid="000751d1"/>
    </style:style>
    <style:style style:name="P7" style:family="paragraph" style:parent-style-name="Heading_20_3">
      <style:text-properties officeooo:rsid="0003ca5a" officeooo:paragraph-rsid="0003ca5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color="#000000"/>
    </style:style>
    <style:style style:name="T2" style:family="text">
      <style:text-properties officeooo:rsid="0006f0a4"/>
    </style:style>
    <style:style style:name="T3" style:family="text">
      <style:text-properties officeooo:rsid="000751d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51d1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josefacchin.com/que-es-wordpress-como-funciona/</text:p>
      <text:h text:style-name="Heading_20_1" text:outline-level="1">¿Qué es WordPress?</text:h>
      <text:p text:style-name="P4"><text:span text:style-name="Strong_20_Emphasis">WordPress </text:span>es un software gratuito o herramienta de gestión de contenidos, también llamado CMS (Content Management System), diseñada para crear y mantener fácilmente un Blog, un sitio Web o una Tienda Online.</text:p>
      <text:p text:style-name="Text_20_body">Esta plataforma vio la luz en el año 2003. Básicamente fue pensada para crear y gestionar cualquier tipo de blogs, es decir, fue diseñada como un instrumento que permitía subir textos e imágenes y publicarlos dándoles un formato y diseño determinado.</text:p>
      <text:p text:style-name="Text_20_body">Entre las peculiaridades que le han convertido en uno de los gestores más utilizados del mundo, está<text:span text:style-name="T1"> el hecho ser de código abierto </text:span>(open surce) y lo simple que llega a ser su instalación un hosting y su posterior uso.</text:p>
      <text:h text:style-name="Heading_20_3" text:outline-level="3"><text:bookmark text:name="_Administracion_y_gestion_de_contenidos"/><text:span text:style-name="Strong_20_Emphasis">Administración y gestión de contenidos</text:span></text:h>
      <text:p text:style-name="Text_20_body">Es altamente flexible, ya que te permite construir y administrar tu propio sitio, usando sólo tu navegador y diferentes tipos de plugins o complementos</text:p>
      <text:h text:style-name="P7" text:outline-level="3"><text:bookmark text:name="_Es_gratuito_y_de_codigo_abierto"/><text:span text:style-name="Strong_20_Emphasis">Es gratuito y de código abierto</text:span></text:h>
      <text:h text:style-name="P7" text:outline-level="3"><text:span text:style-name="Strong_20_Emphasis"/></text:h>
      <text:h text:style-name="Heading_20_3" text:outline-level="3"><text:bookmark text:name="_Personalizacion_100_mediante_plugins_y_widgets"/><text:span text:style-name="Strong_20_Emphasis">Personalización 100% mediante plugins y widgets</text:span></text:h>
      <text:p text:style-name="Text_20_body">Además, este CMS es increíblemente flexible y tiene innumerables opciones.</text:p>
      <text:p text:style-name="Text_20_body">Tienes por ejemplo la posibilidad de editar y personalizar tus páginas hasta el más mínimo detalle, gracias a los cientos de complementos que existen hoy en día en el mercado online.</text:p>
      <text:h text:style-name="Heading_20_3" text:outline-level="3"><text:bookmark text:name="_Tu_Website_sera_compatible_con_dispositivos_moviles"/><text:span text:style-name="Strong_20_Emphasis">Tu Website será compatible con dispositivos móviles</text:span></text:h>
      <text:p text:style-name="Text_20_body">Además, si te decides por una plantilla premium, tu sitio será, a buen seguro, totalmente “responsive”.</text:p>
      <text:p text:style-name="Text_20_body">Es decir, se adaptará sin problemas a cualquier dispositivo móvil.</text:p>
      <text:p text:style-name="P1"/>
      <text:h text:style-name="P7" text:outline-level="3"><text:bookmark text:name="_Tiene_una_corta_curva_de_aprendizaje"/><text:span text:style-name="Strong_20_Emphasis">Tiene una corta curva de aprendizaje</text:span></text:h>
      <text:p text:style-name="Text_20_body">En cuarto lugar, es fácil de usar y aprender. No necesitas contratar un diseñador Web cada vez que quieras hacer un pequeño cambio en tu sitio.</text:p>
      <text:p text:style-name="Text_20_body">Además, puedes actualizar y crear fácilmente tu propio contenido sin tener que aprender a programar en complicados lenguajes informáticos, al igual que se hacía hace unos años.</text:p>
      <text:p text:style-name="Text_20_body">De hecho, si sabes cómo usar las herramientas básicas de formato en un programa como “Microsoft Word”, puedes editar tu sitio.</text:p>
      <text:p text:style-name="Text_20_body">Además, si tienes problemas, su <text:a xlink:type="simple" xlink:href="https://es.wordpress.org/support/" office:target-frame-name="_blank" xlink:show="new" text:style-name="Internet_20_link" text:visited-style-name="Visited_20_Internet_20_Link">foro oficial</text:a> o soporte online es un gran lugar para obtener respuestas a todas tus preguntas.</text:p>
      <text:h text:style-name="P7" text:outline-level="3"><text:bookmark text:name="_Favorece_el_Posicionamiento_organico_de_tus_contenidos"/><text:span text:style-name="Strong_20_Emphasis">Favorece el Posicionamiento orgánico de tus contenidos</text:span></text:h>
      <text:p text:style-name="Text_20_body">Esta plataforma también es muy amigable con el <text:a xlink:type="simple" xlink:href="https://josefacchin.com/que-es-el-seo/" office:target-frame-name="_blank" xlink:show="new" text:style-name="Internet_20_link" text:visited-style-name="Visited_20_Internet_20_Link">posicionamiento SEO</text:a>.</text:p>
      <text:p text:style-name="Text_20_body"><text:soft-page-break/>Es decir, ayuda a que tu contenido aparezca en lugares destacados de los resultados de los motores de búsqueda, como Google.</text:p>
      <text:p text:style-name="Text_20_body">Además, existen multitud de plugins que te darán las recomendaciones oportunas para optimizar todos los aspectos básicos de tu <text:a xlink:type="simple" xlink:href="https://josefacchin.com/seo-on-page-guia-basica-de-optimizacion-para-nuevos-bloggers/" office:target-frame-name="_blank" xlink:show="new" text:style-name="Internet_20_link" text:visited-style-name="Visited_20_Internet_20_Link">SEO On-Page</text:a>, que te será de gran ayuda, sobre todo si no tienes demasiados conocimientos en esta disciplina.</text:p>
      <text:h text:style-name="Heading_20_1" text:outline-level="1">¿Para qué sirve?</text:h>
      <text:p text:style-name="P1"/>
      <text:h text:style-name="P7" text:outline-level="3"><text:bookmark text:name="1_Blogs"/><text:span text:style-name="Strong_20_Emphasis">Blogs</text:span></text:h>
      <text:p text:style-name="Text_20_body">esta herramienta o CMS tiene muchísimas funcionalidades propias de este tipo de plataformas de contenidos, como es la <text:span text:style-name="Strong_20_Emphasis">posibilidad de añadir “Entradas”</text:span>, que es la funcionalidad donde debes entrar para crear un artículo como éste que estás leyendo ahora mismo</text:p>
      <text:p text:style-name="Text_20_body">Del mismo modo, por defecto también incluye la alternativa de añadir “Medios”, que vienen a ser todos los archivos audiovisuales con los que quieras acompañar a tus contenidos (ya sean entradas o páginas puras).</text:p>
      <text:p text:style-name="Text_20_body">Incluso todos estos contenidos puedes organizarlos por categorías y, si lo deseas, añadir a tus menús de navegación. Y eso por no hablar de la ventaja de disponer de widgets donde enlacemos nuestros artículos más leídos, etc</text:p>
      <text:h text:style-name="P7" text:outline-level="3"><text:bookmark text:name="2_Pagina_Web_corporativa"/><text:span text:style-name="Strong_20_Emphasis">Página Web corporativa</text:span></text:h>
      <text:p text:style-name="Text_20_body">Con ella puedes tener una “casa digital”, donde informes a tus potenciales clientes acerca de aspectos básicos sobre tu empresa como:</text:p>
      <text:list xml:id="list2920340532" text:style-name="L1">
        <text:list-item>
          <text:p text:style-name="P12">Cuáles son tus servicios o productos.</text:p>
        </text:list-item>
        <text:list-item>
          <text:p text:style-name="P12">Cómo nació tu empresa.</text:p>
        </text:list-item>
        <text:list-item>
          <text:p text:style-name="P12">Quiénes son los integrantes de tu equipo.</text:p>
        </text:list-item>
        <text:list-item>
          <text:p text:style-name="P8">La forma de contactar contigo, etc.</text:p>
        </text:list-item>
      </text:list>
      <text:list xml:id="list973666900" text:style-name="L2">
        <text:list-item>
          <text:p text:style-name="P9"/>
        </text:list-item>
      </text:list>
      <text:p text:style-name="Text_20_body">Desde un sitio corporativo de una sola URL, también llamado <text:span text:style-name="Strong_20_Emphasis">“One Page”</text:span>, hasta un Website como la que acabo de describirte, con varios apartados que segmenten la información que el usuario quiere encontrar en cada una de ellas.</text:p>
      <text:h text:style-name="P7" text:outline-level="3"><text:bookmark text:name="2_Pagina_Web_corporativa1"/><text:span text:style-name="Strong_20_Emphasis">Página Web corporativa</text:span></text:h>
      <text:p text:style-name="Text_20_body">Con ella puedes tener una “casa digital”, donde informes a tus potenciales clientes acerca de aspectos básicos sobre tu empresa como:</text:p>
      <text:list xml:id="list254901733" text:style-name="L3">
        <text:list-item>
          <text:p text:style-name="P13">Cuáles son tus servicios o productos.</text:p>
        </text:list-item>
        <text:list-item>
          <text:p text:style-name="P13">Cómo nació tu empresa.</text:p>
        </text:list-item>
        <text:list-item>
          <text:p text:style-name="P13">Quiénes son los integrantes de tu equipo.</text:p>
        </text:list-item>
        <text:list-item>
          <text:p text:style-name="P10">La forma de contactar contigo, etc.</text:p>
        </text:list-item>
      </text:list>
      <text:p text:style-name="Text_20_body">Desde un sitio corporativo de una sola URL, también llamado <text:span text:style-name="Strong_20_Emphasis">“One Page”</text:span>, hasta un Website como la que acabo de describirte, con varios apartados que segmenten la información que el usuario quiere encontrar en cada una de ellas.</text:p>
      <text:h text:style-name="Heading_20_3" text:outline-level="3"><text:bookmark text:name="3_Tiendas_Online"/><text:soft-page-break/><text:span text:style-name="Strong_20_Emphasis">Tiendas Online</text:span></text:h>
      <text:p text:style-name="Text_20_body">Desde hace unos años a esta parte, los creadores de esta plataforma se percataron del tremendo negocio que existía en la posibilidad de crear tiendas online con esta plataforma.</text:p>
      <text:p text:style-name="Text_20_body">Teniendo tantos adeptos de sus versiones para Webs corporativas y blogging, pensaron en diseñar un plugin que diera la posibilidad de crear un eCommerce de manera fácil, intuitiva y al alcance de incluso los usuarios con no demasiados conocimientos.</text:p>
      <text:p text:style-name="P1"/>
      <text:p text:style-name="P3"><text:span text:style-name="T2">También existen otras posibilidades como por ejemplo: </text:span><text:bookmark text:name="4_Portfolio"/><text:span text:style-name="Strong_20_Emphasis">Portfolio, </text:span><text:bookmark text:name="5_Landing_Pages_para_captacion_de_leads"/><text:span text:style-name="Strong_20_Emphasis">Landing Pages para captación de leads, </text:span><text:bookmark text:name="6_Paginas_estaticas_o_carta_de_menus"/><text:span text:style-name="Strong_20_Emphasis">Páginas estáticas o carta de menús</text:span></text:p>
      <text:h text:style-name="Heading_20_1" text:outline-level="1">¿Que necesitamos y como se instala?</text:h>
      <text:p text:style-name="P2">https://www.javierbalcazar.com/como-instalar-wordpress-desde-cero-tutorial/</text:p>
      <text:p text:style-name="P2">Primero veremos lo que necesitamos.</text:p>
      <text:p text:style-name="P2">1. Un hosting donde instalarlo.</text:p>
      <text:p text:style-name="P1"/>
      <text:h text:style-name="P7" text:outline-level="3"><text:bookmark text:name="Algunas_consideraciones_que_debes_de_tener_en_cuenta"/><text:span text:style-name="Strong_20_Emphasis">Algunas consideraciones que debes de tener en cuenta:</text:span></text:h>
      <text:list xml:id="list1210748169" text:style-name="L4">
        <text:list-item>
          <text:p text:style-name="P14">Debes tener acceso a tu servidor (a través de un cliente FTP, como por ejemplo Filezilla).</text:p>
        </text:list-item>
        <text:list-item>
          <text:p text:style-name="P14">Posibilidad de crear bases de datos MySQL.</text:p>
        </text:list-item>
        <text:list-item>
          <text:p text:style-name="P14">Disponer de un editor de texto.</text:p>
        </text:list-item>
        <text:list-item>
          <text:p text:style-name="P14">Un cliente FTP, del tipo “Filezilla”.</text:p>
        </text:list-item>
        <text:list-item>
          <text:p text:style-name="P11">Tener instalado un navegador (Google Chrome, Firefox, Safari, etc.)</text:p>
        </text:list-item>
      </text:list>
      <text:h text:style-name="Heading_20_1" text:outline-level="1">¿Cómo funciona?</text:h>
      <text:p text:style-name="P6"><text:span text:style-name="T3">Para ver como se maneja ver el apartado </text:span><text:bookmark text:name="Como_funciona_WordPress_y_como_se_administra_desde_su_Backend_o_Dashboard"/><text:span text:style-name="Strong_20_Emphasis">¿Cómo funciona WordPress y  cómo se administra desde su Backend o Dashboard?</text:span><text:span text:style-name="Strong_20_Emphasis"><text:span text:style-name="T6"> </text:span></text:span><text:span text:style-name="Strong_20_Emphasis"><text:span text:style-name="T5">Que aparece en </text:span></text:span><text:span text:style-name="Strong_20_Emphasis"><text:span text:style-name="T4">https://josefacchin.com/que-es-wordpress-como-funciona/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8:27:14.249630361</meta:creation-date>
    <dc:date>2018-10-15T10:32:04.826964017</dc:date>
    <meta:editing-duration>PT15M4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" meta:paragraph-count="59" meta:word-count="892" meta:character-count="5612" meta:non-whitespace-character-count="4791"/>
  </office:meta>
</office:document-meta>
</file>